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3.svm" manifest:media-type=""/>
  <manifest:file-entry manifest:full-path="Pictures/10000000000004F8000003EBB32BD9548F7382A4.png" manifest:media-type="image/png"/>
  <manifest:file-entry manifest:full-path="Pictures/100000000000018D000000EF136EF7D5664DD449.png" manifest:media-type="image/png"/>
  <manifest:file-entry manifest:full-path="Pictures/100000000000029A000001FCFC4933AE71D783DC.png" manifest:media-type="image/png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svg:stroke-color="#ffffff" draw:fill-color="#6495ed" draw:textarea-horizontal-align="justify" draw:textarea-vertical-align="middle" draw:auto-grow-height="false" fo:min-height="2.15cm" fo:min-width="4.5cm"/>
    </style:style>
    <style:style style:name="gr5" style:family="graphic" style:parent-style-name="standard">
      <style:graphic-properties svg:stroke-color="#ffffff" draw:fill-color="#6495ed" draw:textarea-vertical-align="middle" draw:auto-grow-height="false" fo:min-height="2.551cm" fo:min-width="2.301cm"/>
    </style:style>
    <style:style style:name="gr6" style:family="graphic" style:parent-style-name="standard">
      <style:graphic-properties svg:stroke-color="#ffffff" draw:fill-color="#6495ed" draw:textarea-vertical-align="middle" draw:auto-grow-height="false" fo:min-height="2.351cm" fo:min-width="1.701cm"/>
    </style:style>
    <style:style style:name="gr7" style:family="graphic" style:parent-style-name="standard">
      <style:graphic-properties svg:stroke-color="#ffffff" draw:fill-color="#6495ed" draw:textarea-horizontal-align="justify" draw:textarea-vertical-align="middle" draw:auto-grow-height="false" fo:min-height="0.05cm" fo:min-width="0.026cm"/>
    </style:style>
    <style:style style:name="gr8" style:family="graphic" style:parent-style-name="standard">
      <style:graphic-properties svg:stroke-color="#ffffff" draw:fill-color="#6495ed" draw:textarea-vertical-align="middle" draw:auto-grow-height="false" fo:min-height="2.351cm" fo:min-width="2.301cm"/>
    </style:style>
    <style:style style:name="gr9" style:family="graphic" style:parent-style-name="standard">
      <style:graphic-properties svg:stroke-color="#ffffff" draw:fill-color="#6495ed" draw:textarea-vertical-align="middle" draw:auto-grow-height="false" fo:min-height="2.751cm" fo:min-width="2.10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pr1" style:family="presentation" style:parent-style-name="Standard-notes">
      <style:graphic-properties draw:fill-color="#ffffff" fo:min-height="13.364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co3" style:family="table-column">
      <style:table-column-properties style:column-width="4.699cm" style:use-optimal-column-width="false"/>
    </style:style>
    <style:style style:name="co4" style:family="table-column">
      <style:table-column-properties style:column-width="4.701cm" style:use-optimal-column-width="false"/>
    </style:style>
    <style:style style:name="ro1" style:family="table-row">
      <style:table-row-properties style:row-height="1.99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color="#ffffff"/>
    </style:style>
    <style:style style:name="P4" style:family="paragraph">
      <loext:graphic-properties draw:fill="none" draw:fill-color="#ffffff"/>
      <style:text-properties fo:color="#ffffff"/>
    </style:style>
    <style:style style:name="P5" style:family="paragraph">
      <style:paragraph-properties fo:text-align="center"/>
      <style:text-properties fo:font-size="18pt"/>
    </style:style>
    <style:style style:name="P6" style:family="paragraph">
      <loext:graphic-properties draw:fill-color="#6495ed"/>
      <style:paragraph-properties fo:text-align="center"/>
      <style:text-properties fo:font-size="18pt"/>
    </style:style>
    <style:style style:name="P7" style:family="paragraph">
      <loext:graphic-properties draw:fill-color="#6495ed"/>
      <style:paragraph-properties fo:text-align="center"/>
    </style:style>
    <style:style style:name="P8" style:family="paragraph">
      <style:text-properties fo:font-size="18pt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loext:graphic-properties draw:fill="none" draw:fill-color="#ffffff"/>
      <style:text-properties fo:color="#ffffff" fo:font-size="18pt" style:font-size-asian="18pt" style:font-size-complex="18pt"/>
    </style:style>
    <style:style style:name="P11" style:family="paragraph">
      <loext:graphic-properties draw:fill-color="#ffffff"/>
    </style:style>
    <style:style style:name="T1" style:family="text">
      <style:text-properties fo:color="#ffffff"/>
    </style:style>
    <style:style style:name="T2" style:family="text">
      <style:text-properties fo:color="#ffffff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frame draw:style-name="gr1" draw:text-style-name="P1" draw:layer="layout" svg:width="16.835cm" svg:height="13.275cm" svg:x="6cm" svg:y="3.2cm">
          <draw:image xlink:href="Pictures/10000000000004F8000003EBB32BD9548F7382A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frame draw:style-name="gr1" draw:text-style-name="P1" draw:layer="layout" svg:width="8.402cm" svg:height="5.058cm" svg:x="3.798cm" svg:y="6.742cm">
          <draw:image xlink:href="Pictures/100000000000018D000000EF136EF7D5664DD449.png" xlink:type="simple" xlink:show="embed" xlink:actuate="onLoad">
            <text:p/>
          </draw:image>
        </draw:frame>
        <draw:frame draw:style-name="gr1" draw:text-style-name="P1" draw:layer="layout" svg:width="6.631cm" svg:height="5.058cm" svg:x="16.6cm" svg:y="6.742cm">
          <draw:image xlink:href="Pictures/100000000000029A000001FCFC4933AE71D783DC.png" xlink:type="simple" xlink:show="embed" xlink:actuate="onLoad">
            <text:p/>
          </draw:image>
        </draw:frame>
        <draw:frame draw:style-name="gr3" draw:text-style-name="P4" draw:layer="layout" svg:width="7.4cm" svg:height="0.954cm" svg:x="4.2cm" svg:y="5cm">
          <draw:text-box>
            <text:p text:style-name="P3"><text:span text:style-name="T1">Harvard</text:span></text:p>
          </draw:text-box>
        </draw:frame>
        <draw:frame draw:style-name="gr3" draw:text-style-name="P4" draw:layer="layout" svg:width="6cm" svg:height="0.954cm" svg:x="17cm" svg:y="5cm">
          <draw:text-box>
            <text:p text:style-name="P3"><text:span text:style-name="T1">Von-Neuman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custom-shape draw:style-name="gr4" draw:text-style-name="P6" draw:layer="layout" svg:width="5cm" svg:height="2.4cm" svg:x="10.4cm" svg:y="2.8cm">
          <text:p text:style-name="P5">FETCH</text:p>
          <text:p text:style-name="P5">(00010101)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cm" svg:height="2.4cm" svg:x="16.4cm" svg:y="6.4cm">
          <text:p text:style-name="P5">DECODE</text:p>
          <text:p text:style-name="P5">(01010101 = +)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cm" svg:height="2.4cm" svg:x="4.4cm" svg:y="6.4cm">
          <text:p text:style-name="P5">WRITE BACK</text:p>
          <text:p text:style-name="P5">(= C)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cm" svg:height="2.4cm" svg:x="7.2cm" svg:y="11.4cm">
          <text:p text:style-name="P5">EXECUTE</text:p>
          <text:p text:style-name="P5">(A + B)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cm" svg:height="2.4cm" svg:x="13.8cm" svg:y="11.4cm">
          <text:p text:style-name="P5">FETCH </text:p>
          <text:p text:style-name="P5">OPERANDS</text:p>
          <text:p text:style-name="P5">(A B)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8cm" svg:height="2.8cm" svg:x="15.6cm" svg:y="3.8cm">
          <text:p/>
          <draw:enhanced-geometry svg:viewBox="0 0 21600 21600" draw:text-areas="0 0 21600 21600" draw:type="circular-arrow" draw:modifiers="-91.92927466267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6" draw:text-style-name="P7" draw:layer="layout" svg:width="2.2cm" svg:height="2.6cm" svg:x="18.8cm" svg:y="8.8cm">
          <text:p/>
          <draw:enhanced-geometry svg:viewBox="0 0 21600 21600" draw:text-areas="0 0 21600 21600" draw:type="circular-arrow" draw:modifiers="-38.9438096629606 80.2132035463404 4647.5663818099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7" draw:text-style-name="P7" draw:layer="layout" svg:width="0.6cm" svg:height="0.6cm" svg:x="12.6cm" svg:y="12.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7" draw:layer="layout" svg:width="2.8cm" svg:height="2.6cm" svg:x="5.4cm" svg:y="9.2cm">
          <text:p/>
          <draw:enhanced-geometry svg:viewBox="0 0 21600 21600" draw:text-areas="0 0 21600 21600" draw:type="circular-arrow" draw:modifiers="93.0828518261078 -175.17694341922 6483.5272009919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9" draw:text-style-name="P7" draw:layer="layout" svg:width="2.6cm" svg:height="3cm" svg:x="6.8cm" svg:y="4cm">
          <text:p/>
          <draw:enhanced-geometry svg:viewBox="0 0 21600 21600" draw:text-areas="0 0 21600 21600" draw:type="circular-arrow" draw:modifiers="176.783796698281 -85.7910794193599 4936.5784968981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0" draw:text-style-name="P9" draw:layer="layout" svg:width="8.4cm" svg:height="1.657cm" svg:x="10cm" svg:y="0.4cm">
          <draw:text-box>
            <text:p text:style-name="P8">Von-Neumann-Zyklus</text:p>
            <text:p text:style-name="P8">(Bsp: A + B)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frame draw:style-name="standard" draw:layer="layout" svg:width="14.098cm" svg:height="1.998cm" svg:x="6.518cm" svg:y="4.28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mov eax, DWORD PTR [rbp-12]</text:p>
              </table:table-cell>
              <table:table-cell>
                <text:p>100010110100010111110100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1" draw:text-style-name="P10" draw:layer="layout" svg:width="9.2cm" svg:height="0.954cm" svg:x="6.4cm" svg:y="3.046cm">
          <draw:text-box>
            <text:p><text:span text:style-name="T2">Assembler</text:span></text:p>
          </draw:text-box>
        </draw:frame>
        <draw:frame draw:style-name="standard" draw:layer="layout" svg:width="14.098cm" svg:height="1.998cm" svg:x="6.557cm" svg:y="7.30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return c;</text:p>
              </table:table-cell>
              <table:table-cell>
                <text:p>100010110100010111110100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1" draw:text-style-name="P4" draw:layer="layout" svg:width="4.2cm" svg:height="0.954cm" svg:x="6.4cm" svg:y="6.446cm">
          <draw:text-box>
            <text:p><text:span text:style-name="T1">Compiler</text:span></text:p>
          </draw:text-box>
        </draw:frame>
        <draw:frame draw:style-name="standard" draw:layer="layout" svg:width="14.098cm" svg:height="1.998cm" svg:x="6.65cm" svg:y="10.489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1" table:default-cell-style-name="gray3">
              <table:table-cell>
                <text:p>return c</text:p>
              </table:table-cell>
              <table:table-cell>
                <text:p>IL_0006: ret</text:p>
              </table:table-cell>
              <table:table-cell>
                <text:p>100010110100010111110100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0" draw:text-style-name="P4" draw:layer="layout" svg:width="12cm" svg:height="1.657cm" svg:x="6.4cm" svg:y="9.4cm">
          <draw:text-box>
            <text:p text:style-name="P3"><text:span text:style-name="T1">Compreter (Just-In-Time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tandard-background" style:family="presentation">
      <style:graphic-properties draw:stroke="none" draw:fill="solid" draw:fill-color="#6495ed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6495ed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3T21:08:20.092000000</meta:creation-date>
    <dc:date>2017-03-18T20:15:33.467000000</dc:date>
    <meta:editing-duration>PT1H26M12S</meta:editing-duration>
    <meta:editing-cycles>7</meta:editing-cycles>
    <meta:generator>LibreOffice/5.3.0.3$Windows_X86_64 LibreOffice_project/7074905676c47b82bbcfbea1aeefc84afe1c50e1</meta:generator>
    <meta:document-statistic meta:object-count="51"/>
  </office:meta>
</office:document-meta>
</file>